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4.789cm"/>
    </style:style>
    <style:style style:name="表1.B" style:family="table-column">
      <style:table-column-properties style:column-width="12.224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16f032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7ec37a" officeooo:paragraph-rsid="007ec37a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9b04b3" officeooo:paragraph-rsid="009b04b3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9cb980" officeooo:paragraph-rsid="009cb980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9e05ef" officeooo:paragraph-rsid="009e05ef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36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fo:font-size="14pt" officeooo:rsid="009cb980" officeooo:paragraph-rsid="009cb980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0bf95" style:font-name-asian="IPA明朝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119b5" style:font-name-asian="IPA明朝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9f1c3b" style:font-name-asian="IPA明朝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style:font-name="IPA明朝" fo:font-size="13.6999998092651pt" officeooo:rsid="009f01a5" officeooo:paragraph-rsid="009f01a5" style:font-name-asian="IPA明朝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style:font-name="IPA明朝" fo:font-size="13.6999998092651pt" officeooo:rsid="009f1c3b" officeooo:paragraph-rsid="009f1c3b" style:font-name-asian="IPA明朝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8119b5" style:font-name-asian="IPA明朝" style:font-size-asian="22pt" style:font-size-complex="25.1000003814697pt"/>
    </style:style>
    <style:style style:name="P44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9f1c3b" style:font-name-asian="IPA明朝" style:font-size-asian="22pt" style:font-size-complex="25.1000003814697pt"/>
    </style:style>
    <style:style style:name="P45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46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47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49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9aeece" style:font-size-asian="24pt" style:font-size-complex="24pt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0f74de" style:font-size-asian="24pt" style:font-size-complex="24pt"/>
    </style:style>
    <style:style style:name="P52" style:family="paragraph" style:parent-style-name="Standard">
      <style:paragraph-properties fo:text-align="start" style:justify-single-word="false"/>
      <style:text-properties style:font-name="IPA明朝" fo:font-size="25.1000003814697pt" officeooo:rsid="009f1c3b" officeooo:paragraph-rsid="009f1c3b" style:font-name-asian="IPA明朝" style:font-size-asian="22pt" style:font-size-complex="25.1000003814697pt"/>
    </style:style>
    <style:style style:name="P53" style:family="paragraph" style:parent-style-name="Standard">
      <style:paragraph-properties fo:text-align="start" style:justify-single-word="false"/>
      <style:text-properties style:font-name="IPA明朝" fo:font-size="13.6999998092651pt" fo:font-style="italic" officeooo:rsid="009f1c3b" officeooo:paragraph-rsid="009b04b3" style:font-name-asian="IPA明朝" style:font-size-asian="12pt" style:font-style-asian="italic" style:font-size-complex="13.6999998092651pt" style:font-style-complex="italic"/>
    </style:style>
    <style:style style:name="P54" style:family="paragraph" style:parent-style-name="Standard">
      <style:paragraph-properties fo:text-align="center" style:justify-single-word="false"/>
      <style:text-properties fo:font-size="109.699996948242pt" officeooo:rsid="00a111a9" officeooo:paragraph-rsid="00a111a9" style:font-size-asian="96pt" style:font-size-complex="109.699996948242pt"/>
    </style:style>
    <style:style style:name="P55" style:family="paragraph" style:parent-style-name="Standard">
      <style:paragraph-properties fo:text-align="start" style:justify-single-word="false"/>
      <style:text-properties fo:font-size="13.6999998092651pt" officeooo:rsid="000f74de" officeooo:paragraph-rsid="007e9e69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fo:font-size="13.6999998092651pt" officeooo:rsid="00a111a9" officeooo:paragraph-rsid="00a111a9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fo:font-size="13.6999998092651pt" officeooo:rsid="009b04b3" officeooo:paragraph-rsid="009b04b3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fo:font-size="13.6999998092651pt" officeooo:rsid="00a15c07" officeooo:paragraph-rsid="00a15c07" style:font-size-asian="12pt" style:font-size-complex="13.6999998092651pt"/>
    </style:style>
    <style:style style:name="P60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1" style:family="paragraph" style:parent-style-name="Standard">
      <style:paragraph-properties style:line-height-at-least="0.503cm"/>
      <style:text-properties fo:color="#d4d4d4" fo:background-color="#1e1e1e"/>
    </style:style>
    <style:style style:name="P62" style:family="paragraph" style:parent-style-name="Standard">
      <style:paragraph-properties style:line-height-at-least="0.503cm"/>
      <style:text-properties fo:color="#6a9955" fo:background-color="#1e1e1e"/>
    </style:style>
    <style:style style:name="P63" style:family="paragraph" style:parent-style-name="Standard">
      <style:paragraph-properties style:line-height-at-least="0.503cm"/>
    </style:style>
    <style:style style:name="P64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65" style:family="paragraph" style:parent-style-name="Table_20_Contents">
      <style:paragraph-properties fo:text-align="start" style:justify-single-word="false"/>
      <style:text-properties fo:font-size="13.6999998092651pt" officeooo:rsid="00a15c07" officeooo:paragraph-rsid="00a15c07" style:font-size-asian="12pt" style:font-size-complex="13.6999998092651pt"/>
    </style:style>
    <style:style style:name="P66" style:family="paragraph" style:parent-style-name="Table_20_Contents">
      <style:paragraph-properties fo:text-align="start" style:justify-single-word="false"/>
      <style:text-properties fo:font-size="13.6999998092651pt" officeooo:rsid="00a1b2fb" officeooo:paragraph-rsid="00a1b2fb" style:font-size-asian="12pt" style:font-size-complex="13.6999998092651pt"/>
    </style:style>
    <style:style style:name="P67" style:family="paragraph" style:parent-style-name="Table_20_Contents">
      <style:paragraph-properties fo:text-align="start" style:justify-single-word="false"/>
      <style:text-properties fo:font-size="13.6999998092651pt" fo:background-color="#fff200" style:font-size-asian="12pt" style:font-size-complex="13.6999998092651pt"/>
    </style:style>
    <style:style style:name="T1" style:family="text">
      <style:text-properties fo:font-size="24pt" officeooo:rsid="007f3104" style:font-size-asian="24pt" style:font-size-complex="24pt"/>
    </style:style>
    <style:style style:name="T2" style:family="text">
      <style:text-properties officeooo:rsid="003bc247"/>
    </style:style>
    <style:style style:name="T3" style:family="text">
      <style:text-properties officeooo:rsid="0093f2fb"/>
    </style:style>
    <style:style style:name="T4" style:family="text">
      <style:text-properties officeooo:rsid="009cb980"/>
    </style:style>
    <style:style style:name="T5" style:family="text">
      <style:text-properties officeooo:rsid="009f01a5"/>
    </style:style>
    <style:style style:name="T6" style:family="text">
      <style:text-properties officeooo:rsid="009f1c3b"/>
    </style:style>
    <style:style style:name="T7" style:family="text">
      <style:text-properties officeooo:rsid="00a111a9"/>
    </style:style>
    <style:style style:name="T8" style:family="text">
      <style:text-properties officeooo:rsid="00a15c07"/>
    </style:style>
    <style:style style:name="T9" style:family="text">
      <style:text-properties officeooo:rsid="00a1b2fb"/>
    </style:style>
    <style:style style:name="T10" style:family="text">
      <style:text-properties officeooo:rsid="00a31d6d"/>
    </style:style>
    <style:style style:name="T11" style:family="text">
      <style:text-properties fo:color="#569cd6"/>
    </style:style>
    <style:style style:name="T12" style:family="text">
      <style:text-properties style:font-name="Droid Sans Mono" fo:font-size="10.5pt" fo:font-weight="normal"/>
    </style:style>
    <style:style style:name="T13" style:family="text">
      <style:text-properties style:font-name-asian="Droid Sans Mono" style:font-size-asian="10.5pt" style:font-weight-asian="normal"/>
    </style:style>
    <style:style style:name="T14" style:family="text">
      <style:text-properties fo:color="#9cdcfe" style:font-name="Droid Sans Mono" fo:font-size="10.5pt" fo:font-weight="normal"/>
    </style:style>
    <style:style style:name="T15" style:family="text">
      <style:text-properties fo:color="#ce9178" style:font-name="Droid Sans Mono" fo:font-size="10.5pt" fo:font-weight="normal"/>
    </style:style>
    <style:style style:name="T16" style:family="text">
      <style:text-properties fo:color="#6a9955" style:font-name="Droid Sans Mono" fo:font-size="10.5pt" fo:font-weight="normal"/>
    </style:style>
    <style:style style:name="T17" style:family="text">
      <style:text-properties fo:color="#6a9955" style:font-name-asian="Droid Sans Mono" style:font-size-asian="10.5pt" style:font-weight-asian="normal"/>
    </style:style>
    <style:style style:name="T18" style:family="text">
      <style:text-properties fo:color="#b5cea8" style:font-name="Droid Sans Mono" fo:font-size="10.5pt" fo:font-weight="normal"/>
    </style:style>
    <style:style style:name="T19" style:family="text">
      <style:text-properties fo:color="#d7ba7d"/>
    </style:style>
    <style:style style:name="T20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4">CSS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5"><text:soft-page-break/>もくじ</text:p>
      <text:p text:style-name="P3"/>
      <text:list xml:id="list2506832424" text:style-name="L1">
        <text:list-item>
          <text:p text:style-name="P48">セレクター</text:p>
        </text:list-item>
        <text:list-item>
          <text:p text:style-name="P49">擬似クラスセレクター</text:p>
        </text:list-item>
        <text:list-item>
          <text:p text:style-name="P50">CSSの各種指定</text:p>
        </text:list-item>
        <text:list-item>
          <text:p text:style-name="P50">コメント</text:p>
          <text:p text:style-name="P51"/>
        </text:list-item>
      </text:list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5">1.セレクター</text:p>
      <text:p text:style-name="P46"/>
      <text:p text:style-name="P55">・全称セレクター</text:p>
      <text:p text:style-name="P55"/>
      <text:p text:style-name="P55"><text:tab/>* <text:span text:style-name="T7">{}</text:span></text:p>
      <text:p text:style-name="P55"/>
      <text:p text:style-name="P55"/>
      <text:p text:style-name="P55">・タイプセレクター</text:p>
      <text:p text:style-name="P55"/>
      <text:p text:style-name="P55"><text:tab/><text:span text:style-name="T7">P {}</text:span></text:p>
      <text:p text:style-name="P55"/>
      <text:p text:style-name="P55"/>
      <text:p text:style-name="P55">・クラスセレクター</text:p>
      <text:p text:style-name="P55"/>
      <text:p text:style-name="P55"><text:tab/>.<text:span text:style-name="T7">CLASS {}</text:span></text:p>
      <text:p text:style-name="P55"/>
      <text:p text:style-name="P55"/>
      <text:p text:style-name="P55">・<text:span text:style-name="T7">idセレクター</text:span></text:p>
      <text:p text:style-name="P55"/>
      <text:p text:style-name="P55"><text:tab/><text:span text:style-name="T7">#id {}</text:span></text:p>
      <text:p text:style-name="P55"/>
      <text:p text:style-name="P55"/>
      <text:p text:style-name="P55">・属性セレクター</text:p>
      <text:p text:style-name="P55"/>
      <text:p text:style-name="P55"><text:tab/><text:span text:style-name="T7">[type] {</text:span></text:p>
      <text:p text:style-name="P55"><text:tab/><text:tab/><text:span text:style-name="T7">typeのところに属性名を入れる</text:span></text:p>
      <text:p text:style-name="P55"><text:tab/><text:span text:style-name="T7">}</text:span></text:p>
      <text:p text:style-name="P55"/>
      <text:p text:style-name="P55"/>
      <text:p text:style-name="P55"><text:span text:style-name="T7"><text:tab/>[type=’text’] {</text:span></text:p>
      <text:p text:style-name="P55"><text:tab/><text:tab/><text:span text:style-name="T7">type属性が”text”となっている要素を指定</text:span></text:p>
      <text:p text:style-name="P57"><text:tab/>}</text:p>
      <text:p text:style-name="P14"/>
      <text:p text:style-name="P14"/>
      <text:p text:style-name="P14">・子孫セレクター</text:p>
      <text:p text:style-name="P14"><text:tab/>.<text:span text:style-name="T7">container p {</text:span></text:p>
      <text:p text:style-name="P14"><text:tab/><text:tab/>半角スペースをいれて、ある要素の中の要素を指定</text:p>
      <text:p text:style-name="P14"><text:tab/><text:span text:style-name="T7">}</text:span></text:p>
      <text:p text:style-name="P14"/>
      <text:p text:style-name="P14"/>
      <text:p text:style-name="P14"><text:soft-page-break/>・子セレクター</text:p>
      <text:p text:style-name="P14"><text:tab/>.<text:span text:style-name="T7">container&gt;span {</text:span></text:p>
      <text:p text:style-name="P14"><text:tab/><text:tab/>孫やひ孫を対象としないで、子のみ指定</text:p>
      <text:p text:style-name="P14"><text:tab/><text:span text:style-name="T7">}</text:span></text:p>
      <text:p text:style-name="P14"/>
      <text:p text:style-name="P14"/>
      <text:p text:style-name="P14">・隣接セレクター</text:p>
      <text:p text:style-name="P14"><text:tab/><text:span text:style-name="T7">h1+p {</text:span></text:p>
      <text:p text:style-name="P14"><text:tab/><text:tab/><text:span text:style-name="T7">&lt;h1&gt;タイトル&lt;/h1&gt;</text:span></text:p>
      <text:p text:style-name="P14"><text:tab/><text:tab/><text:span text:style-name="T7">&lt;p&gt;内容&lt;/p&gt;</text:span></text:p>
      <text:p text:style-name="P14"><text:tab/><text:tab/>上記のように隣合っている要素を指定</text:p>
      <text:p text:style-name="P14"><text:tab/><text:span text:style-name="T7">}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"><text:soft-page-break/>2.擬似クラスセレクター</text:p>
      <text:p text:style-name="P17"/>
      <text:p text:style-name="P32">・<text:span text:style-name="T8">p:first-child {</text:span></text:p>
      <text:p text:style-name="P32"><text:tab/>要素に何らかの条件を加えて指定</text:p>
      <text:p text:style-name="P59">}</text:p>
      <text:p text:style-name="P59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67">疑似クラスセレクター</text:p>
          </table:table-cell>
          <table:table-cell table:style-name="表1.B1" office:value-type="string">
            <text:p text:style-name="P67">説明</text:p>
          </table:table-cell>
        </table:table-row>
        <table:table-row>
          <table:table-cell table:style-name="表1.A2" office:value-type="string">
            <text:p text:style-name="P64">:<text:span text:style-name="T8">active</text:span></text:p>
          </table:table-cell>
          <table:table-cell table:style-name="表1.B2" office:value-type="string">
            <text:p text:style-name="P64">「アクティブ」な状態。タップをしてから放すまでなど</text:p>
          </table:table-cell>
        </table:table-row>
        <table:table-row>
          <table:table-cell table:style-name="表1.A2" office:value-type="string">
            <text:p text:style-name="P64">:<text:span text:style-name="T8">checked</text:span></text:p>
          </table:table-cell>
          <table:table-cell table:style-name="表1.B2" office:value-type="string">
            <text:p text:style-name="P64">チェックボックスでチェックされているものを指定</text:p>
          </table:table-cell>
        </table:table-row>
        <table:table-row>
          <table:table-cell table:style-name="表1.A2" office:value-type="string">
            <text:p text:style-name="P64">:<text:span text:style-name="T8">disabled</text:span></text:p>
          </table:table-cell>
          <table:table-cell table:style-name="表1.B2" office:value-type="string">
            <text:p text:style-name="P64">「<text:span text:style-name="T8">disabled」属性が有効になっている要素を指定</text:span></text:p>
          </table:table-cell>
        </table:table-row>
        <table:table-row>
          <table:table-cell table:style-name="表1.A2" office:value-type="string">
            <text:p text:style-name="P64">:<text:span text:style-name="T8">empty</text:span></text:p>
          </table:table-cell>
          <table:table-cell table:style-name="表1.B2" office:value-type="string">
            <text:p text:style-name="P64">空の要素を指定</text:p>
          </table:table-cell>
        </table:table-row>
        <table:table-row>
          <table:table-cell table:style-name="表1.A2" office:value-type="string">
            <text:p text:style-name="P64">:<text:span text:style-name="T8">enabed</text:span></text:p>
          </table:table-cell>
          <table:table-cell table:style-name="表1.B2" office:value-type="string">
            <text:p text:style-name="P65">「disabled」属性が有効になっていない要素を指定</text:p>
          </table:table-cell>
        </table:table-row>
        <table:table-row>
          <table:table-cell table:style-name="表1.A2" office:value-type="string">
            <text:p text:style-name="P64">:<text:span text:style-name="T8">first-child</text:span></text:p>
          </table:table-cell>
          <table:table-cell table:style-name="表1.B2" office:value-type="string">
            <text:p text:style-name="P64">最初の子要素を指定</text:p>
          </table:table-cell>
        </table:table-row>
        <table:table-row>
          <table:table-cell table:style-name="表1.A2" office:value-type="string">
            <text:p text:style-name="P64">:<text:span text:style-name="T8">first-of-type</text:span></text:p>
          </table:table-cell>
          <table:table-cell table:style-name="表1.B2" office:value-type="string">
            <text:p text:style-name="P64">指定した要素のうち子要素として最初に出現する要素を指定</text:p>
          </table:table-cell>
        </table:table-row>
        <table:table-row>
          <table:table-cell table:style-name="表1.A2" office:value-type="string">
            <text:p text:style-name="P64">:<text:span text:style-name="T8">focus</text:span></text:p>
          </table:table-cell>
          <table:table-cell table:style-name="表1.B2" office:value-type="string">
            <text:p text:style-name="P64">フォームコントロールなどで、フォーカスがあたった状態</text:p>
          </table:table-cell>
        </table:table-row>
        <table:table-row>
          <table:table-cell table:style-name="表1.A2" office:value-type="string">
            <text:p text:style-name="P64">:<text:span text:style-name="T8">hover</text:span></text:p>
          </table:table-cell>
          <table:table-cell table:style-name="表1.B2" office:value-type="string">
            <text:p text:style-name="P64">マウスホバーをしている状態</text:p>
          </table:table-cell>
        </table:table-row>
        <table:table-row>
          <table:table-cell table:style-name="表1.A2" office:value-type="string">
            <text:p text:style-name="P64">:<text:span text:style-name="T8">lang()</text:span></text:p>
          </table:table-cell>
          <table:table-cell table:style-name="表1.B2" office:value-type="string">
            <text:p text:style-name="P64">言語を指定する。日本語の場合は「<text:span text:style-name="T8">ja」</text:span></text:p>
          </table:table-cell>
        </table:table-row>
        <table:table-row>
          <table:table-cell table:style-name="表1.A2" office:value-type="string">
            <text:p text:style-name="P64">:<text:span text:style-name="T9">last-child</text:span></text:p>
          </table:table-cell>
          <table:table-cell table:style-name="表1.B2" office:value-type="string">
            <text:p text:style-name="P64">最後の子要素を指定する</text:p>
          </table:table-cell>
        </table:table-row>
        <table:table-row>
          <table:table-cell table:style-name="表1.A2" office:value-type="string">
            <text:p text:style-name="P64">:<text:span text:style-name="T9">last-of-type</text:span></text:p>
          </table:table-cell>
          <table:table-cell table:style-name="表1.B2" office:value-type="string">
            <text:p text:style-name="P64">指定した要素のうち、子要素として最後に出現する要素を指定</text:p>
          </table:table-cell>
        </table:table-row>
        <table:table-row>
          <table:table-cell table:style-name="表1.A2" office:value-type="string">
            <text:p text:style-name="P64">:<text:span text:style-name="T9">link</text:span></text:p>
          </table:table-cell>
          <table:table-cell table:style-name="表1.B2" office:value-type="string">
            <text:p text:style-name="P64">訪れたことのないリンクを指定</text:p>
          </table:table-cell>
        </table:table-row>
        <table:table-row>
          <table:table-cell table:style-name="表1.A2" office:value-type="string">
            <text:p text:style-name="P64">:<text:span text:style-name="T9">nth-child()</text:span></text:p>
          </table:table-cell>
          <table:table-cell table:style-name="表1.B2" office:value-type="string">
            <text:p text:style-name="P64">数字を指定することで、「<text:span text:style-name="T9">x番目」の要素を指定</text:span></text:p>
          </table:table-cell>
        </table:table-row>
        <table:table-row>
          <table:table-cell table:style-name="表1.A2" office:value-type="string">
            <text:p text:style-name="P64">:<text:span text:style-name="T9">nth-of-type()</text:span></text:p>
          </table:table-cell>
          <table:table-cell table:style-name="表1.B2" office:value-type="string">
            <text:p text:style-name="P64">同じく、指定した要素のうち「<text:span text:style-name="T9">x番目」の要素を指定</text:span></text:p>
          </table:table-cell>
        </table:table-row>
        <table:table-row>
          <table:table-cell table:style-name="表1.A2" office:value-type="string">
            <text:p text:style-name="P64">:<text:span text:style-name="T9">nth-last-child()</text:span></text:p>
          </table:table-cell>
          <table:table-cell table:style-name="表1.B2" office:value-type="string">
            <text:p text:style-name="P64">同じく、「後ろから数えて<text:span text:style-name="T9">x番目」の要素を指定</text:span></text:p>
          </table:table-cell>
        </table:table-row>
        <table:table-row>
          <table:table-cell table:style-name="表1.A2" office:value-type="string">
            <text:p text:style-name="P64">:<text:span text:style-name="T9">nth-last-of-type()</text:span></text:p>
          </table:table-cell>
          <table:table-cell table:style-name="表1.B2" office:value-type="string">
            <text:p text:style-name="P66">同じく、指定した要素のうち「後ろから数えてx番目」を指定</text:p>
          </table:table-cell>
        </table:table-row>
        <table:table-row>
          <table:table-cell table:style-name="表1.A2" office:value-type="string">
            <text:p text:style-name="P64">:<text:span text:style-name="T9">only-child</text:span></text:p>
          </table:table-cell>
          <table:table-cell table:style-name="表1.B2" office:value-type="string">
            <text:p text:style-name="P64">親要素の中に、一つしかない子要素を指定</text:p>
          </table:table-cell>
        </table:table-row>
        <table:table-row>
          <table:table-cell table:style-name="表1.A2" office:value-type="string">
            <text:p text:style-name="P64">:<text:span text:style-name="T9">only-of-type</text:span></text:p>
          </table:table-cell>
          <table:table-cell table:style-name="表1.B2" office:value-type="string">
            <text:p text:style-name="P64">同じく、指定した要素と同じで、一つしかない子要素を指定</text:p>
          </table:table-cell>
        </table:table-row>
        <table:table-row>
          <table:table-cell table:style-name="表1.A2" office:value-type="string">
            <text:p text:style-name="P64">:<text:span text:style-name="T9">root</text:span></text:p>
          </table:table-cell>
          <table:table-cell table:style-name="表1.B2" office:value-type="string">
            <text:p text:style-name="P64">文書のルート要素を指定する。<text:span text:style-name="T9">HTMLの場合&lt;html&gt;要素</text:span></text:p>
          </table:table-cell>
        </table:table-row>
        <table:table-row>
          <table:table-cell table:style-name="表1.A2" office:value-type="string">
            <text:p text:style-name="P64">:<text:span text:style-name="T9">target</text:span></text:p>
          </table:table-cell>
          <table:table-cell table:style-name="表1.B2" office:value-type="string">
            <text:p text:style-name="P64">ページ内リンクでリンクされている要素を指定する</text:p>
          </table:table-cell>
        </table:table-row>
        <table:table-row>
          <table:table-cell table:style-name="表1.A2" office:value-type="string">
            <text:p text:style-name="P64">:<text:span text:style-name="T10">visited</text:span></text:p>
          </table:table-cell>
          <table:table-cell table:style-name="表1.B2" office:value-type="string">
            <text:p text:style-name="P64">既に訪れたリンク先を指定する</text:p>
          </table:table-cell>
        </table:table-row>
      </table:table>
      <text:p text:style-name="P59"/>
      <text:p text:style-name="P15"/>
      <text:p text:style-name="P15"/>
      <text:p text:style-name="P15"/>
      <text:p text:style-name="P15"/>
      <text:p text:style-name="P5"><text:soft-page-break/>3.<text:span text:style-name="T10">CSSの各種指定</text:span></text:p>
      <text:p text:style-name="P15"/>
      <text:p text:style-name="P32">* {</text:p>
      <text:p text:style-name="P32"><text:s text:c="4"/>background-color: #eeece9; <text:s text:c="5"/><text:tab/><text:tab/>/* 背景色の指定 */</text:p>
      <text:p text:style-name="P32"><text:s text:c="4"/>font-family: sans-serif; <text:s text:c="8"/><text:tab/><text:tab/><text:tab/> /* フォントの指定 */</text:p>
      <text:p text:style-name="P32"><text:s text:c="4"/>color: #3f5170; <text:s text:c="15"/><text:tab/><text:tab/> <text:tab/>/* テキスト色を指定 */</text:p>
      <text:p text:style-name="P32"><text:s text:c="4"/>font-size: 22px; <text:s text:c="16"/><text:tab/><text:tab/><text:tab/> /* フォントサイズ指定 */</text:p>
      <text:p text:style-name="P32"/>
      <text:p text:style-name="P32"><text:s text:c="4"/>/* width: 100% でサイズを%指定できる */</text:p>
      <text:p text:style-name="P32"><text:s text:c="4"/>box-sizing: border-box; <text:s text:c="12"/><text:tab/><text:tab/>/* ボックスモデルの指定 */</text:p>
      <text:p text:style-name="P32"><text:s text:c="4"/>border-bottom: 3px dotted #3f5170; <text:s text:c="4"/><text:tab/> /* 下線を引く　*/</text:p>
      <text:p text:style-name="P32"/>
      <text:p text:style-name="P32"><text:s text:c="4"/>/* border: 線の太さ 線の形状 線の色; */</text:p>
      <text:p text:style-name="P32"><text:s text:c="4"/>margin: 20px; <text:s text:c="28"/><text:tab/><text:tab/> /* マージン */</text:p>
      <text:p text:style-name="P32"><text:s text:c="4"/>padding: 5px; <text:s text:c="29"/><text:tab/><text:tab/> /* パディング */</text:p>
      <text:p text:style-name="P32">}</text:p>
      <text:p text:style-name="P32"/>
      <text:p text:style-name="P32">p {</text:p>
      <text:p text:style-name="P32"><text:s text:c="4"/>line-height: 1.6; <text:s text:c="18"/><text:tab/><text:tab/><text:tab/>/* p要素の行間を調整 */</text:p>
      <text:p text:style-name="P32"><text:s text:c="4"/>/* 1行の高さ16px x 1.6 = 25.6px になる */</text:p>
      <text:p text:style-name="P32">}</text:p>
      <text:p text:style-name="P32"/>
      <text:p text:style-name="P32">h1 {</text:p>
      <text:p text:style-name="P32"><text:s text:c="4"/>text-align: center; <text:s text:c="12"/><text:tab/><text:tab/><text:tab/>/* ウィンドウの中心に配置 */</text:p>
      <text:p text:style-name="P32">}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<text:soft-page-break/>4.コメント</text:p>
      <text:p text:style-name="P15"/>
      <text:p text:style-name="P53"><text:span text:style-name="T20">/* ここにコメントを書く */</text:span></text:p>
      <text:p text:style-name="P53"><text:span text:style-name="T20"/></text:p>
      <text:p text:style-name="P53"><text:span text:style-name="T20">/*</text:span></text:p>
      <text:p text:style-name="P53"><text:span text:style-name="T20">ここにコメントを書く</text:span></text:p>
      <text:p text:style-name="P53"><text:span text:style-name="T20">*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3-30T15:00:11.888495258</dc:date>
    <meta:editing-duration>PT6H43M37S</meta:editing-duration>
    <meta:editing-cycles>73</meta:editing-cycles>
    <meta:generator>LibreOffice/6.0.7.3$Linux_X86_64 LibreOffice_project/00m0$Build-3</meta:generator>
    <meta:document-statistic meta:table-count="1" meta:image-count="0" meta:object-count="0" meta:page-count="7" meta:paragraph-count="111" meta:word-count="933" meta:character-count="1809" meta:non-whitespace-character-count="1477"/>
  </office:meta>
</office:document-meta>
</file>